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&gt;2" style:apply-style-name="error" style:base-cell-address="Sheet1.E1"/>
    </style:style>
    <style:style style:name="ce2" style:family="table-cell" style:parent-style-name="Default">
      <style:map style:condition="cell-content()&gt;2" style:apply-style-name="error" style:base-cell-address="Sheet1.E1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FCPU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calculated bau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2000000" calcext:value-type="float">
            <text:p>32000000</text:p>
          </table:table-cell>
          <table:table-cell table:formula="of:=DEC2HEX(FLOOR((([.B2])/(16*[.A2]))-1;1))" office:value-type="string" office:string-value="CF" calcext:value-type="string">
            <text:p>CF</text:p>
          </table:table-cell>
          <table:table-cell table:formula="of:=(([.B2])/(16*HEX2DEC([.C2])-1))" office:value-type="float" office:value="9664.75385080036" calcext:value-type="float">
            <text:p>9664.7538508004</text:p>
          </table:table-cell>
          <table:table-cell table:formula="of:=ABS(([.A2]-[.D2])/[.A2])" office:value-type="float" office:value="0.00674519279170435" calcext:value-type="float">
            <text:p>0.0067451928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32000000" calcext:value-type="float">
            <text:p>32000000</text:p>
          </table:table-cell>
          <table:table-cell table:formula="of:=DEC2HEX(FLOOR((([.B3])/(16*[.A3]))-1;1))" office:value-type="string" office:string-value="33" calcext:value-type="string">
            <text:p>33</text:p>
          </table:table-cell>
          <table:table-cell table:formula="of:=(([.B3])/(16*HEX2DEC([.C3])-1))" office:value-type="float" office:value="39263.8036809816" calcext:value-type="float">
            <text:p>39263.8036809816</text:p>
          </table:table-cell>
          <table:table-cell table:formula="of:=ABS(([.A3]-[.D3])/[.A3])" office:value-type="float" office:value="0.0224948875255624" calcext:value-type="float">
            <text:p>0.0224948875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32000000" calcext:value-type="float">
            <text:p>32000000</text:p>
          </table:table-cell>
          <table:table-cell table:formula="of:=DEC2HEX(FLOOR((([.B4])/(16*[.A4]))-1;1))" office:value-type="string" office:string-value="10" calcext:value-type="string">
            <text:p>10</text:p>
          </table:table-cell>
          <table:table-cell table:formula="of:=(([.B4])/(16*HEX2DEC([.C4])-1))" office:value-type="float" office:value="125490.196078431" calcext:value-type="float">
            <text:p>125490.196078431</text:p>
          </table:table-cell>
          <table:table-cell table:formula="of:=ABS(([.A4]-[.D4])/[.A4])" office:value-type="float" office:value="0.0893246187363834" calcext:value-type="float">
            <text:p>0.0893246187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8000000" calcext:value-type="float">
            <text:p>8000000</text:p>
          </table:table-cell>
          <table:table-cell table:formula="of:=DEC2HEX(FLOOR((([.B5])/(16*[.A5]))-1;1))" office:value-type="string" office:string-value="33" calcext:value-type="string">
            <text:p>33</text:p>
          </table:table-cell>
          <table:table-cell table:formula="of:=(([.B5])/(16*HEX2DEC([.C5])-1))" office:value-type="float" office:value="9815.9509202454" calcext:value-type="float">
            <text:p>9815.9509202454</text:p>
          </table:table-cell>
          <table:table-cell table:formula="of:=ABS(([.A5]-[.D5])/[.A5])" office:value-type="float" office:value="0.0224948875255624" calcext:value-type="float">
            <text:p>0.022494887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8000000" calcext:value-type="float">
            <text:p>8000000</text:p>
          </table:table-cell>
          <table:table-cell table:formula="of:=DEC2HEX(FLOOR((([.B6])/(16*[.A6]))-1;1))" office:value-type="string" office:string-value="C" calcext:value-type="string">
            <text:p>C</text:p>
          </table:table-cell>
          <table:table-cell table:formula="of:=(([.B6])/(16*HEX2DEC([.C6])-1))" office:value-type="float" office:value="41884.8167539267" calcext:value-type="float">
            <text:p>41884.8167539267</text:p>
          </table:table-cell>
          <table:table-cell table:formula="of:=ABS(([.A6]-[.D6])/[.A6])" office:value-type="float" office:value="0.0907504363001745" calcext:value-type="float">
            <text:p>0.0907504363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8000000" calcext:value-type="float">
            <text:p>8000000</text:p>
          </table:table-cell>
          <table:table-cell table:formula="of:=DEC2HEX(FLOOR((([.B7])/(16*[.A7]))-1;1))" office:value-type="string" office:string-value="3" calcext:value-type="string">
            <text:p>3</text:p>
          </table:table-cell>
          <table:table-cell table:formula="of:=(([.B7])/(16*HEX2DEC([.C7])-1))" office:value-type="float" office:value="170212.765957447" calcext:value-type="float">
            <text:p>170212.765957447</text:p>
          </table:table-cell>
          <table:table-cell table:formula="of:=ABS(([.A7]-[.D7])/[.A7])" office:value-type="float" office:value="0.477541371158392" calcext:value-type="float">
            <text:p>0.477541371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000000" calcext:value-type="float">
            <text:p>2000000</text:p>
          </table:table-cell>
          <table:table-cell table:formula="of:=DEC2HEX(FLOOR((([.B8])/(16*[.A8]))-1;1))" office:value-type="string" office:string-value="C" calcext:value-type="string">
            <text:p>C</text:p>
          </table:table-cell>
          <table:table-cell table:formula="of:=(([.B8])/(16*HEX2DEC([.C8])-1))" office:value-type="float" office:value="10471.2041884817" calcext:value-type="float">
            <text:p>10471.2041884817</text:p>
          </table:table-cell>
          <table:table-cell table:formula="of:=ABS(([.A8]-[.D8])/[.A8])" office:value-type="float" office:value="0.0907504363001745" calcext:value-type="float">
            <text:p>0.0907504363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000000" calcext:value-type="float">
            <text:p>2000000</text:p>
          </table:table-cell>
          <table:table-cell table:formula="of:=DEC2HEX(FLOOR((([.B9])/(16*[.A9]))-1;1))" office:value-type="string" office:string-value="2" calcext:value-type="string">
            <text:p>2</text:p>
          </table:table-cell>
          <table:table-cell table:formula="of:=(([.B9])/(16*HEX2DEC([.C9])-1))" office:value-type="float" office:value="64516.1290322581" calcext:value-type="float">
            <text:p>64516.1290322581</text:p>
          </table:table-cell>
          <table:table-cell table:formula="of:=ABS(([.A9]-[.D9])/[.A9])" office:value-type="float" office:value="0.680107526881721" calcext:value-type="float">
            <text:p>0.6801075269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2000000" calcext:value-type="float">
            <text:p>2000000</text:p>
          </table:table-cell>
          <table:table-cell table:formula="of:=DEC2HEX(FLOOR((([.B10])/(16*[.A10]))-1;1))" office:value-type="string" office:string-value="0" calcext:value-type="string">
            <text:p>0</text:p>
          </table:table-cell>
          <table:table-cell table:formula="of:=(([.B10])/(16*HEX2DEC([.C10])-1))" office:value-type="float" office:value="-2000000" calcext:value-type="float">
            <text:p>-2000000</text:p>
          </table:table-cell>
          <table:table-cell table:formula="of:=ABS(([.A10]-[.D10])/[.A10])" office:value-type="float" office:value="18.3611111111111" calcext:value-type="float">
            <text:p>18.3611111111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E1:Sheet1.E1048576">
            <calcext:condition calcext:apply-style-name="error" calcext:value="&gt;2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420e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1:30:34.959586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1:30:35.740516910</meta:creation-date>
    <meta:editing-duration>PT3H40M30S</meta:editing-duration>
    <meta:editing-cycles>2</meta:editing-cycles>
    <meta:generator>LibreOffice/4.2.8.2$Linux_X86_64 LibreOffice_project/420m0$Build-2</meta:generator>
    <dc:date>2015-11-12T15:27:03.723166596</dc:date>
    <meta:document-statistic meta:table-count="1" meta:cell-count="50" meta:object-count="0"/>
  </office:meta>
</office:document-meta>
</file>